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600000056A2EC59F92D180803.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2" style:family="paragraph" style:parent-style-name="Standard">
      <style:paragraph-properties fo:line-height="100%"/>
    </style:style>
    <style:style style:name="P3" style:family="paragraph" style:parent-style-name="Standard">
      <style:text-properties fo:color="#434343"/>
    </style:style>
    <style:style style:name="P4" style:family="paragraph" style:parent-style-name="Heading_20_3">
      <style:paragraph-properties fo:margin-left="0cm" fo:margin-right="0cm" fo:text-indent="0cm" style:auto-text-indent="false"/>
    </style:style>
    <style:style style:name="P5" style:family="paragraph" style:parent-style-name="Heading_20_2" style:master-page-name="Standard">
      <style:paragraph-properties fo:text-align="center" style:justify-single-word="false" style:page-number="1"/>
      <style:text-properties fo:font-style="italic" style:font-style-asian="italic"/>
    </style:style>
    <style:style style:name="P6" style:family="paragraph" style:parent-style-name="Heading_20_3">
      <style:text-properties fo:font-weight="bold" style:font-weight-asian="bold"/>
    </style:style>
    <style:style style:name="P7" style:family="paragraph" style:parent-style-name="Heading_20_3" style:list-style-name="WWNum3">
      <style:paragraph-properties fo:margin-left="2.54cm" fo:margin-right="0cm" fo:margin-top="0.564cm" fo:margin-bottom="0cm" loext:contextual-spacing="false" fo:text-indent="-0.635cm" style:auto-text-indent="false"/>
      <style:text-properties fo:font-size="11pt" style:font-size-asian="11pt" style:font-size-complex="11pt"/>
    </style:style>
    <style:style style:name="P8" style:family="paragraph" style:parent-style-name="Heading_20_3" style:list-style-name="WWNum3">
      <style:paragraph-properties fo:margin-left="2.54cm" fo:margin-right="0cm" fo:margin-top="0cm" fo:margin-bottom="0cm" loext:contextual-spacing="false" fo:text-indent="-0.635cm" style:auto-text-indent="false"/>
      <style:text-properties fo:font-size="11pt" style:font-size-asian="11pt" style:font-size-complex="11pt"/>
    </style:style>
    <style:style style:name="P9" style:family="paragraph" style:parent-style-name="Heading_20_3" style:list-style-name="WWNum3">
      <style:paragraph-properties fo:margin-left="2.54cm" fo:margin-right="0cm" fo:margin-top="0cm" fo:margin-bottom="0.141cm" loext:contextual-spacing="false" fo:text-indent="-0.635cm" style:auto-text-indent="false"/>
    </style:style>
    <style:style style:name="P10" style:family="paragraph" style:parent-style-name="Standard">
      <style:paragraph-properties fo:line-height="100%" fo:text-align="end" style:justify-single-word="false"/>
      <style:text-properties style:font-name="Liberation Serif" fo:font-size="10pt" style:font-name-asian="Liberation Serif1" style:font-size-asian="10pt" style:font-name-complex="Liberation Serif1" style:font-size-complex="10pt"/>
    </style:style>
    <style:style style:name="P11" style:family="paragraph" style:parent-style-name="Standard">
      <style:text-properties fo:color="#434343"/>
    </style:style>
    <style:style style:name="P12"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ext-properties style:font-name="Liberation Serif" fo:font-size="10pt" style:font-name-asian="Liberation Serif1" style:font-size-asian="10pt" style:font-name-complex="Liberation Serif1" style:font-size-complex="10pt"/>
    </style:style>
    <style:style style:name="P13" style:family="paragraph" style:parent-style-name="Standard" style:list-style-name="WWNum1">
      <style:paragraph-properties fo:margin-left="2.54cm" fo:margin-right="0cm" fo:text-indent="-0.635cm" style:auto-text-indent="false"/>
    </style:style>
    <style:style style:name="P14" style:family="paragraph" style:parent-style-name="Standard" style:list-style-name="WWNum1">
      <style:paragraph-properties fo:margin-left="2.54cm" fo:margin-right="0cm" fo:text-indent="-0.635cm" style:auto-text-indent="false"/>
      <style:text-properties officeooo:paragraph-rsid="00221bf6"/>
    </style:style>
    <style:style style:name="P15" style:family="paragraph" style:parent-style-name="Standard" style:list-style-name="WWNum1">
      <style:paragraph-properties fo:margin-left="2.54cm" fo:margin-right="0cm" fo:text-indent="-0.635cm" style:auto-text-indent="false"/>
      <style:text-properties fo:color="#434343"/>
    </style:style>
    <style:style style:name="P16" style:family="paragraph" style:parent-style-name="Standard" style:list-style-name="WWNum2">
      <style:paragraph-properties fo:margin-left="1.27cm" fo:margin-right="0cm" fo:text-indent="-0.635cm" style:auto-text-indent="false"/>
    </style:style>
    <style:style style:name="T1" style:family="text">
      <style:text-properties fo:font-weight="bold" style:font-weight-asian="bold"/>
    </style:style>
    <style:style style:name="T2" style:family="text">
      <style:text-properties fo:color="#434343"/>
    </style:style>
    <style:style style:name="T3" style:family="text">
      <style:text-properties fo:color="#434343" fo:font-size="14pt" fo:font-weight="bold" style:font-size-asian="14pt" style:font-weight-asian="bold" style:font-size-complex="14pt"/>
    </style:style>
    <style:style style:name="T4" style:family="text">
      <style:text-properties fo:color="#434343" fo:font-size="14pt" style:text-underline-style="solid" style:text-underline-width="auto" style:text-underline-color="font-color" fo:font-weight="bold" style:font-size-asian="14pt" style:font-weight-asian="bold" style:font-size-complex="14pt"/>
    </style:style>
    <style:style style:name="T5" style:family="text">
      <style:text-properties fo:color="#434343" fo:font-weight="bold" style:font-weight-asian="bold"/>
    </style:style>
    <style:style style:name="T6" style:family="text">
      <style:text-properties fo:color="#434343" officeooo:rsid="00201c6b"/>
    </style:style>
    <style:style style:name="T7" style:family="text">
      <style:text-properties fo:color="#434343" officeooo:rsid="00221bf6"/>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ize="11pt" style:font-size-asian="11pt" style:font-size-complex="11pt"/>
    </style:style>
    <style:style style:name="T10" style:family="text">
      <style:text-properties fo:font-size="11pt" style:text-underline-style="solid" style:text-underline-width="auto" style:text-underline-color="font-color" fo:font-weight="bold" style:font-size-asian="11pt" style:font-weight-asian="bold" style:font-size-complex="11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liwqeyi54woe"/>Trabajo integrador</text:p>
      <text:p text:style-name="P6"><text:bookmark text:name="_xz8keed4mmcr"/>Introducción</text:p>
      <text:p text:style-name="Standard"><text:tab/>En este documento se detallará cómo se realizará el trabajo práctico integrador de las materias Laboratorio de Computación IV y Metodología de Sistemas I.<text:line-break/></text:p>
      <text:p text:style-name="Standard"><text:tab/>En este proyecto los alumnos implementarán los contenidos recientemente adquiridos en ambas materias, logrando implementar un desarrollo funcional de una aplicación web. Se evaluará cómo los alumnos aplican estos conocimientos y de qué manera llevan a cabo el desarrollo.</text:p>
      <text:p text:style-name="P4"><text:bookmark text:name="_rb5btligqde8"/><text:line-break/>¿<text:span text:style-name="T1">Qué deberán realizar los equipos?</text:span></text:p>
      <text:p text:style-name="Standard"><text:line-break/><text:tab/>Para el corriente año académico, se propone que los alumnos puedan implementar un desarrollo seleccionando la temática que gusten. Es decir, cada grupo de trabajo podrá crear una aplicación de cualquier tema, pero consolidando y validando los requisitos del producto en la materia de metodología de sistemas.<text:line-break/><text:line-break/></text:p>
      <text:p text:style-name="Standard"><text:line-break/><text:span text:style-name="T3">Características del producto</text:span><text:span text:style-name="T4"><text:line-break/></text:span></text:p>
      <text:p text:style-name="Standard"><text:span text:style-name="T3"><text:tab/></text:span><text:span text:style-name="T2">Para la aprobación del producto, el equipo deberá contar con las siguientes características:</text:span></text:p>
      <text:p text:style-name="P3"/>
      <text:list xml:id="list1272131859" text:style-name="WWNum1">
        <text:list-item>
          <text:p text:style-name="P14"><text:span text:style-name="T2">Los integrantes del equipo </text:span><text:span text:style-name="T5">no </text:span><text:span text:style-name="T2">deben superar los 3/</text:span><text:span text:style-name="T6">4</text:span><text:span text:style-name="T2"> miembros.</text:span></text:p>
          <text:p text:style-name="P14"><text:span text:style-name="T2"/></text:p>
        </text:list-item>
        <text:list-item>
          <text:p text:style-name="P14"><text:span text:style-name="T7">Se deberá implementar una landing page de la solución a implementar</text:span><text:span text:style-name="T2"><text:line-break/></text:span></text:p>
        </text:list-item>
        <text:list-item>
          <text:p text:style-name="P15">Se deberá consumir un servicio API-REST como parte de la funcionalidad.<text:line-break/></text:p>
        </text:list-item>
        <text:list-item>
          <text:p text:style-name="P13"><text:span text:style-name="T2">Se deberá implementar </text:span><text:span text:style-name="T5">4 requisitos funcionales</text:span><text:span text:style-name="T2"> en la aplicación.<text:line-break/></text:span></text:p>
        </text:list-item>
        <text:list-item>
          <text:p text:style-name="P15">Estos requisitos, deberán ser detallados y consolidados por los profesores de la materia de “metodología de sistemas”.<text:line-break/></text:p>
        </text:list-item>
        <text:list-item>
          <text:p text:style-name="P15">Cada equipo deberá contar con un proyecto creado en JIRA para el seguimiento de tareas y miembros.<text:line-break/></text:p>
        </text:list-item>
        <text:list-item>
          <text:p text:style-name="P15">La utilización del versionado de código es obligatoria. <text:line-break/><text:soft-page-break/></text:p>
        </text:list-item>
      </text:list>
      <text:p text:style-name="P3"><text:tab/></text:p>
      <text:p text:style-name="Heading_20_3"><text:bookmark text:name="_ggxw9f9kd182"/><text:span text:style-name="T1">Evaluación</text:span><text:span text:style-name="T8"><text:line-break/><text:line-break/></text:span><text:tab/><text:span text:style-name="T9">Al entregar la totalidad del proyecto en la fecha pactada, la evaluación de cada alumno será teniendo en cuenta los siguientes factores:</text:span></text:p>
      <text:list xml:id="list4000214134" text:style-name="WWNum3">
        <text:list-item>
          <text:p text:style-name="P7"><text:bookmark text:name="_aljpucbkio4a"/>Participación en la licitación de requisitos.<text:line-break/></text:p>
        </text:list-item>
        <text:list-item>
          <text:p text:style-name="P8"><text:bookmark text:name="_v0lny6tqs6gb"/>Cantidad y calidad de código aportado en el repositorio.<text:line-break/></text:p>
        </text:list-item>
        <text:list-item>
          <text:p text:style-name="P9"><text:bookmark text:name="_ssx001behcmy"/><text:span text:style-name="T9">Actividades realizadas en el tablero de Jira.</text:span><text:span text:style-name="T10"><text:line-break/></text:span></text:p>
        </text:list-item>
      </text:list>
      <text:p text:style-name="Heading_20_3"><text:bookmark text:name="_mlldafvgihhh"/><text:span text:style-name="T1">Fecha de entrega</text:span><text:span text:style-name="T8"><text:line-break/></text:span></text:p>
      <text:p text:style-name="Standard"><text:tab/>El plazo máximo de entrega es para la fecha: ___________________<text:line-break/></text:p>
      <text:p text:style-name="Heading_20_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26cm" fo:margin-left="0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ffffff"/>
    </style:style>
    <style:style style:name="MP1"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MP2" style:family="paragraph" style:parent-style-name="Standard">
      <style:paragraph-properties fo:line-height="100%"/>
    </style:style>
    <style:style style:name="MP3" style:family="paragraph" style:parent-style-name="Standard">
      <style:paragraph-properties fo:line-height="100%" fo:text-align="end" style:justify-single-word="false"/>
      <style:text-properties style:font-name="Liberation Serif" fo:font-size="10pt" style:font-name-asian="Liberation Serif1" style:font-size-asian="10pt" style:font-name-complex="Liberation Serif1" style:font-size-complex="10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ext-properties style:font-name="Liberation Serif" fo:font-size="10pt" style:font-name-asian="Liberation Serif1" style:font-size-asian="10pt" style:font-name-complex="Liberation Serif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image1.jpg" text:anchor-type="as-char" svg:width="5.015cm" svg:height="0.758cm" draw:z-index="1"><draw:image xlink:href="Pictures/100000000000023600000056A2EC59F92D180803.jpg" xlink:type="simple" xlink:show="embed" xlink:actuate="onLoad" loext:mime-type="image/jpeg"/></draw:frame></text:p>
            </table:table-cell>
            <table:table-cell table:style-name="Table1.A1" office:value-type="string">
              <text:p text:style-name="MP3">Octubre 2023</text:p>
              <text:p text:style-name="MP4">Metodología de Sistemas I<text:line-break/>Laboratorio de computación IV</text:p>
            </table:table-cell>
          </table:table-row>
        </table:table>
        <text:p text:style-name="MP1"/>
        <text:p text:style-name="Standard"/>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3T09:55:43.851743111</dc:date>
    <meta:editing-duration>PT21M53S</meta:editing-duration>
    <meta:editing-cycles>2</meta:editing-cycles>
    <meta:document-statistic meta:table-count="1" meta:image-count="1" meta:object-count="0" meta:page-count="2" meta:paragraph-count="25" meta:word-count="295" meta:character-count="1935" meta:non-whitespace-character-count="1646"/>
  </office:meta>
</office:document-meta>
</file>